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53e" officeooo:paragraph-rsid="001db53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db53e" officeooo:paragraph-rsid="001db53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21239f" officeooo:paragraph-rsid="0021239f"/>
    </style:style>
    <style:style style:name="P4" style:family="paragraph" style:parent-style-name="Standard">
      <style:text-properties style:text-underline-style="none" officeooo:rsid="0021239f" officeooo:paragraph-rsid="0021239f"/>
    </style:style>
    <style:style style:name="P5" style:family="paragraph" style:parent-style-name="Standard">
      <style:text-properties style:text-underline-style="none" officeooo:rsid="001db53e" officeooo:paragraph-rsid="0021239f"/>
    </style:style>
    <style:style style:name="P6" style:family="paragraph" style:parent-style-name="Standard">
      <style:text-properties officeooo:rsid="001db53e" officeooo:paragraph-rsid="0024fc5b"/>
    </style:style>
    <style:style style:name="P7" style:family="paragraph" style:parent-style-name="Standard">
      <style:text-properties fo:color="#000000" loext:opacity="100%" style:text-underline-style="none" officeooo:rsid="001db53e" officeooo:paragraph-rsid="0021239f"/>
    </style:style>
    <style:style style:name="P8" style:family="paragraph" style:parent-style-name="Standard">
      <style:text-properties fo:color="#000000" loext:opacity="100%" style:text-underline-style="none" officeooo:rsid="0025f44b" officeooo:paragraph-rsid="0025f44b"/>
    </style:style>
    <style:style style:name="P9" style:family="paragraph" style:parent-style-name="Standard">
      <style:text-properties fo:color="#000000" loext:opacity="100%" style:text-underline-style="solid" style:text-underline-width="auto" style:text-underline-color="font-color" officeooo:rsid="0025f44b" officeooo:paragraph-rsid="0025f44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2e7d32" loext:opacity="100%"/>
    </style:style>
    <style:style style:name="T3" style:family="text">
      <style:text-properties fo:color="#2e7d32" loext:opacity="100%" officeooo:rsid="0021239f"/>
    </style:style>
    <style:style style:name="T4" style:family="text">
      <style:text-properties fo:color="#2e7d32" loext:opacity="100%" officeooo:rsid="0022f792"/>
    </style:style>
    <style:style style:name="T5" style:family="text">
      <style:text-properties officeooo:rsid="001f971a"/>
    </style:style>
    <style:style style:name="T6" style:family="text">
      <style:text-properties officeooo:rsid="0021239f"/>
    </style:style>
    <style:style style:name="T7" style:family="text">
      <style:text-properties officeooo:rsid="0022f792"/>
    </style:style>
    <style:style style:name="T8" style:family="text">
      <style:text-properties officeooo:rsid="0024fc5b"/>
    </style:style>
    <style:style style:name="T9" style:family="text">
      <style:text-properties fo:color="#000000" loext:opacity="100%"/>
    </style:style>
    <style:style style:name="T10" style:family="text">
      <style:text-properties officeooo:rsid="00251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yerbase – <text:span text:style-name="T5">Concept</text:span></text:p>
      <text:p text:style-name="P1"/>
      <text:p text:style-name="P1"><text:span text:style-name="T1">Training</text:span>:</text:p>
      <text:p text:style-name="P1"/>
      <text:p text:style-name="P1">- <text:span text:style-name="T2">tree stump with axe</text:span> → requires wood and boost strength or sth. → <text:span text:style-name="T8">Willi</text:span></text:p>
      <text:p text:style-name="P6">- <text:span text:style-name="T8">Training area with…</text:span></text:p>
      <text:p text:style-name="P6"><text:span text:style-name="T2"><text:tab/></text:span><text:span text:style-name="T9">-</text:span><text:span text:style-name="T2"> straw dummy/ chinese martial arts wooden dummy</text:span> to train → <text:span text:style-name="T8">Anton</text:span></text:p>
      <text:p text:style-name="P6"><text:tab/>- <text:span text:style-name="T8">Stones for lifting → Anton</text:span></text:p>
      <text:p text:style-name="P6"><text:tab/>- <text:span text:style-name="T8">parcour for training precision or whatever → Anton</text:span></text:p>
      <text:p text:style-name="P6"/>
      <text:p text:style-name="P1">- decrypting <text:span text:style-name="T2">scrolls</text:span> (gained from dungeon) to increase knowledge → <text:span text:style-name="T8">Willi</text:span></text:p>
      <text:p text:style-name="P1">- <text:span text:style-name="T2">meditating</text:span> to either access skill system or improve gained skills → <text:span text:style-name="T8">Willi</text:span></text:p>
      <text:p text:style-name="P1">- <text:span text:style-name="T4">alchemy table</text:span><text:span text:style-name="T7"> for potions to increase knowledge → </text:span><text:span text:style-name="T8">Willi</text:span></text:p>
      <text:p text:style-name="P1">- <text:span text:style-name="T3">farming</text:span><text:span text:style-name="T6"> for crops (food or sell?) and to increase endurance → </text:span><text:span text:style-name="T8">Anton</text:span></text:p>
      <text:p text:style-name="P1"/>
      <text:p text:style-name="P3">Daily Progression:</text:p>
      <text:p text:style-name="P3"/>
      <text:p text:style-name="P4">- <text:span text:style-name="T2">point/stamina system</text:span> while outside dungeon</text:p>
      <text:p text:style-name="P4">- <text:span text:style-name="T2">day/night cycle</text:span> (independant of point system)</text:p>
      <text:p text:style-name="P5">- <text:span text:style-name="T6">random/scripted </text:span><text:span text:style-name="T3">Events</text:span></text:p>
      <text:p text:style-name="P7">- <text:span text:style-name="T3">growing plants</text:span></text:p>
      <text:p text:style-name="P7"><text:span text:style-name="T3"/></text:p>
      <text:p text:style-name="P9">Extra:</text:p>
      <text:p text:style-name="P9"/>
      <text:p text:style-name="P8">- Pond for Capybara</text:p>
      <text:p text:style-name="P8">- statue that is connected to the tower in some way</text:p>
      <text:p text:style-name="P8">- flower fiel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7T16:15:42.121000000</meta:creation-date>
    <dc:date>2021-08-29T11:05:00.991000000</dc:date>
    <meta:editing-duration>PT27M9S</meta:editing-duration>
    <meta:editing-cycles>7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0" meta:word-count="136" meta:character-count="782" meta:non-whitespace-character-count="662"/>
  </office:meta>
</office:document-meta>
</file>